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a4ad4" officeooo:paragraph-rsid="000a4ad4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text-properties fo:font-size="14pt" fo:font-weight="bold" officeooo:rsid="000a4ad4" officeooo:paragraph-rsid="000a4ad4" style:font-size-asian="12.25pt" style:font-weight-asian="bold" style:font-size-complex="14pt" style:font-weight-complex="bold"/>
    </style:style>
    <style:style style:name="P3" style:family="paragraph" style:parent-style-name="Standard" style:list-style-name="L1">
      <style:text-properties fo:font-size="14pt" fo:font-weight="bold" officeooo:rsid="000be20e" officeooo:paragraph-rsid="000be20e" style:font-size-asian="12.25pt" style:font-weight-asian="bold" style:font-size-complex="14pt" style:font-weight-complex="bold"/>
    </style:style>
    <style:style style:name="P4" style:family="paragraph" style:parent-style-name="Standard">
      <style:text-properties officeooo:paragraph-rsid="000a4ad4"/>
    </style:style>
    <style:style style:name="P5" style:family="paragraph" style:parent-style-name="Standard">
      <style:text-properties officeooo:rsid="000be20e" officeooo:paragraph-rsid="000be20e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a4ad4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<text:span text:style-name="T2">Multitemporal Change Detection with SAR Imagery</text:span></text:p>
      <text:p text:style-name="P5"><text:span text:style-name="T2">M</text:span><text:span text:style-name="T1">ort Canty, Jülich</text:span></text:p>
      <text:p text:style-name="P1"/>
      <text:list xml:id="list147051061" text:style-name="L1">
        <text:list-item>
          <text:p text:style-name="P2">The Ground Range Detected Sentinel-1 archive on GEE</text:p>
        </text:list-item>
        <text:list-item>
          <text:p text:style-name="P2">Statistics of multi-look polarimetric SAR data</text:p>
        </text:list-item>
        <text:list-item>
          <text:p text:style-name="P2">Hypothesis testing</text:p>
        </text:list-item>
        <text:list-item>
          <text:p text:style-name="P2">Omnibus test for change (Conradsen et al. 2003)</text:p>
        </text:list-item>
        <text:list-item>
          <text:p text:style-name="P2">Sequential omnibus test (Conradsen et al. 2016)</text:p>
        </text:list-item>
        <text:list-item>
          <text:p text:style-name="P3">Implementation with the GEE Python API</text:p>
        </text:list-item>
        <text:list-item>
          <text:p text:style-name="P3">Some exampl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09:04:59.910938141</meta:creation-date>
    <dc:date>2022-06-14T09:21:05.715338588</dc:date>
    <meta:editing-duration>PT5M55S</meta:editing-duration>
    <meta:editing-cycles>1</meta:editing-cycles>
    <meta:document-statistic meta:table-count="0" meta:image-count="0" meta:object-count="0" meta:page-count="1" meta:paragraph-count="9" meta:word-count="55" meta:character-count="332" meta:non-whitespace-character-count="293"/>
    <meta:generator>LibreOffice/6.4.7.2$Linux_X86_64 LibreOffice_project/40$Build-2</meta:generator>
  </office:meta>
</office:document-meta>
</file>